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.get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.processRemove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teralCache.fixCache( ILateralCacheService later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teralCache.getEventLoggingExtra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.processGet(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teralCache.processUpdate( ICacheElement 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ateralCache.handleException( Exception ex ,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teralCache.LateralCache( ILateralCacheAttributes c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teralCach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Cache.LateralCache( ILateralCacheAttributes cattr , ILateralCacheService lateral , LateralCacheMonitor mon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Cache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teralCach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.processGetMatching( String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teralCache.process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teralCache.getGroupKeys(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.getAuxiliary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.processGetMultiple( Set key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teralCache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.processRemove(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ateralCach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